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14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14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14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14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https://store.steampowered.com/app/788770/Meteor_60_Seconds/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3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109:list.C110" table:on-update-keep-styles="true" table:on-update-keep-size="false"/>
        <table:database-range table:name="__Anonymous_Sheet_DB__0" table:target-range-address="list.B2:list.H13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0">0000/00/00</text:date>, <text:time style:data-style-name="N2" text:time-value="07:45:35.75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0-10T07:48:14.267000000</dc:date>
    <meta:editing-duration>PT13H57M3S</meta:editing-duration>
    <meta:editing-cycles>346</meta:editing-cycles>
    <meta:document-statistic meta:table-count="1" meta:cell-count="997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